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" fo:language="es" fo:country="AR" officeooo:rsid="0014aff8" officeooo:paragraph-rsid="001a1739"/>
    </style:style>
    <style:style style:name="P2" style:family="paragraph" style:parent-style-name="Standard">
      <style:text-properties style:font-name="Calibri Light" fo:language="es" fo:country="AR" officeooo:rsid="001760ea" officeooo:paragraph-rsid="001760ea"/>
    </style:style>
    <style:style style:name="P3" style:family="paragraph" style:parent-style-name="Standard">
      <style:text-properties style:font-name="Calibri Light" fo:language="es" fo:country="AR" officeooo:rsid="001a1739" officeooo:paragraph-rsid="001a1739"/>
    </style:style>
    <style:style style:name="P4" style:family="paragraph" style:parent-style-name="Standard">
      <style:text-properties fo:language="es" fo:country="AR"/>
    </style:style>
    <style:style style:name="P5" style:family="paragraph" style:parent-style-name="Standard">
      <style:text-properties fo:language="es" fo:country="AR" officeooo:rsid="0014aff8" officeooo:paragraph-rsid="0014aff8"/>
    </style:style>
    <style:style style:name="T1" style:family="text">
      <style:text-properties officeooo:rsid="00159977"/>
    </style:style>
    <style:style style:name="T2" style:family="text">
      <style:text-properties officeooo:rsid="001a1739"/>
    </style:style>
    <style:style style:name="T3" style:family="text">
      <style:text-properties officeooo:rsid="001af5ca"/>
    </style:style>
    <style:style style:name="T4" style:family="text">
      <style:text-properties officeooo:rsid="001b133b"/>
    </style:style>
    <style:style style:name="T5" style:family="text">
      <style:text-properties officeooo:rsid="001c1f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>Enunciado</text:p>
      <text:p text:style-name="P5"/>
      <text:p text:style-name="P1">Se plantea la siguiente problematica en <text:span text:style-name="T1">la tienda </text:span><text:span text:style-name="T2">de productos </text:span><text:span text:style-name="T1">“electronica SyS”, en la cual actualmente </text:span><text:span text:style-name="T2">realizan de manera manuescrita o en algunas ocaciones a traves de planillas de excel el registro de stock de productos, su categoria y </text:span><text:span text:style-name="T5">acceder </text:span><text:span text:style-name="T2">los productos vendidos, la cual no es la mas </text:span><text:span text:style-name="T5">factible</text:span><text:span text:style-name="T2">.</text:span></text:p>
      <text:p text:style-name="P3"/>
      <text:p text:style-name="P3"><text:span text:style-name="T4">Por ello se llevara adelante la implementacion </text:span><text:span text:style-name="T5">de la sistematizacion </text:span>de este modulo, <text:span text:style-name="T4">en donde su principal funcionalidad se basara</text:span> en poder llevar adelante el manejo de los productos correctamente, donde los usuarios/administradores (en este caso los propios dueños de la tienda) podran acceder a las tareas mencionadas anteriormente de una manera mucho mas facil y sin ningun tipo de <text:span text:style-name="T3">complejidad</text:span>.</text:p>
      <text:p text:style-name="P3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2T17:23:38.883000000</meta:creation-date>
    <dc:date>2022-09-05T16:11:40.031000000</dc:date>
    <meta:editing-duration>PT45M15S</meta:editing-duration>
    <meta:editing-cycles>3</meta:editing-cycles>
    <meta:generator>LibreOffice/7.2.7.2$Windows_X86_64 LibreOffice_project/8d71d29d553c0f7dcbfa38fbfda25ee34cce99a2</meta:generator>
    <meta:document-statistic meta:table-count="0" meta:image-count="0" meta:object-count="0" meta:page-count="1" meta:paragraph-count="3" meta:word-count="112" meta:character-count="708" meta:non-whitespace-character-count="599"/>
  </office:meta>
</office:document-meta>
</file>